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ElementParser.addLogger( BeanDefinitionRegistry registry , String loggerCateg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ElementParser.createComponents( Element element , ConfigurationInfo info , BeanDefinitionRegistry registry , BeanDefinitionReader reader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temapElementParser.readConfiguration( String location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ElementParser.getConfiguration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ElementParser.addContext( Element element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